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5C2E04AB7C51FB60.png" manifest:media-type="image/png"/>
  <manifest:file-entry manifest:full-path="Pictures/100000000000033C0000026D847ACE982C6E20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ucida Sans" svg:font-family="'Lucida Sans'" style:font-family-generic="swiss"/>
    <style:font-face style:name="Calibri1" svg:font-family="Calibri"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1" style:family="paragraph">
      <style:paragraph-properties fo:margin-top="0.494cm" fo:margin-bottom="0.494cm"/>
      <style:text-properties style:font-size-asian="13.5pt" style:font-size-complex="13.5pt"/>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text-properties fo:font-size="20pt" fo:font-weight="bold" style:font-name-asian="Calibri1" style:font-size-asian="20pt" style:font-weight-asian="bold" style:font-weight-complex="bold"/>
    </style:style>
    <style:style style:name="P5" style:family="paragraph">
      <style:text-properties fo:font-size="14pt" style:font-name-asian="Calibri1" style:font-size-asian="14pt"/>
    </style:style>
    <style:style style:name="P6" style:family="paragraph">
      <style:paragraph-properties fo:margin-top="0.5cm" fo:margin-bottom="0cm"/>
    </style:style>
    <style:style style:name="T1" style:family="text">
      <style:text-properties fo:color="#000000" style:font-name="Times New Roman" fo:font-size="48pt" style:font-name-asian="Times New Roman1" style:font-size-asian="48pt" style:language-asian="ru" style:country-asian="RU" style:font-size-complex="48pt"/>
    </style:style>
    <style:style style:name="T2" style:family="text">
      <style:text-properties fo:font-size="20pt" style:font-size-asian="20pt" style:font-size-complex="36pt"/>
    </style:style>
    <style:style style:name="T3" style:family="text">
      <style:text-properties fo:font-size="16pt" style:font-size-asian="16pt" style:font-size-complex="28pt"/>
    </style:style>
    <style:style style:name="T4" style:family="text">
      <style:text-properties fo:font-size="18pt" style:font-size-asian="18pt" style:font-size-complex="32pt"/>
    </style:style>
    <style:style style:name="T5" style:family="text">
      <style:text-properties fo:font-size="14pt" style:font-name-asian="Calibri1" style:font-size-asian="14pt"/>
    </style:style>
    <style:style style:name="T6" style:family="text">
      <style:text-properties style:font-name-asian="Calibri1" style:font-size-asian="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 text:style-name="P1"><text:span text:style-name="T1">Проблемы внедрения СЭД</text:span></text:p>
          </draw:text-box>
        </draw:frame>
        <draw:frame presentation:style-name="pr2" draw:text-style-name="P2" draw:layer="layout" svg:width="25.199cm" svg:height="10.2cm" svg:x="1.4cm" svg:y="8.8cm" presentation:class="subtitle" presentation:placeholder="true" presentation:user-transformed="true">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draw:text-box>
            <text:p text:style-name="P4">Содержание</text:p>
            <text:p text:style-name="P5">Введение</text:p>
            <text:p text:style-name="P5">1. Проблемы внедрения средств электронного документооборота</text:p>
            <text:p text:style-name="P5">1.1 Классификация проблем с точки зрения компании ЭОС</text:p>
            <text:p text:style-name="P5">1.2 Классификация проблем с точки зрения компании ABBYY Software House</text:p>
            <text:p text:style-name="P5">2. Проблемы стандартизации средств электронного документооборота</text:p>
            <text:p text:style-name="P5">2.1 Предпосылки</text:p>
            <text:p text:style-name="P5">2.2Материалы конференции DocFlow 2002</text:p>
            <text:p text:style-name="P5">2.3 Стандарт</text:p>
            <text:p text:style-name="P5">Заключение</text:p>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p text:style-name="P5"><text:span text:style-name="T2">Введение</text:span></text:p>
            <text:p text:style-name="P5"><text:span text:style-name="T2">Проблема внедрения новых средств электронного документооборота (СЭД), так же как и проблема их стандартизации бесспорно актуальна в нашей стране. Это, пожалуй, самое актуальное направление рынка Информационных Технологий. Российский сегмент рынка документооборота на данный момент оценивается в 160 тыс. долларов, на рынке присутствуют около 50 компаний и постоянно появляются новые. Каждая компания занимается решением проблемы внедрения СЭД и все вместе пытаются прийти к консенсусу по поводу стандартизации СЭД.</text:span></text:p>
            <text:p text:style-name="P5"><text:span text:style-name="T2">Цель этой работы – показать обнаруженные проблемы внедрения СЭД и подытожить результаты поиска их стандарта.</text:span></text:p>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p text:style-name="P5"><text:span text:style-name="T3">1. Проблемы внедрения средств электронного документооборота</text:span></text:p>
            <text:p text:style-name="P5"><text:span text:style-name="T3">В данной главе представлены проблемы внедрения СЭД с точки зрения директоров двух крупнейших представителей российского рынка систем документооборота: ABBYY Software House и Электронные Офисные Системы.</text:span></text:p>
            <text:p text:style-name="P5"><text:span text:style-name="T3">1.1 Классификация проблем с точки зрения компании ЭОС</text:span></text:p>
            <text:p text:style-name="P5"><text:span text:style-name="T3">Процессы документооборота традиционны и консервативны, и люди, давно и много работающие с документами, привыкли к этим процессам, сжились с ними и сами стали чуть более консервативными — по крайней мере, по отношению к содержанию и способу исполнения своих служебных обязанностей. А термин «внедрение», давно и устойчиво вошедший в лексикон ИТ-специалистов, именно по отношению к консерватизму работы с документами демонстрирует свою первобытно-брутальную, силовую семантику. Внедрение — это нарушение устоявшегося порядка вещей, слом привычных стереотипов, вторжение в тонкую материю бюрократических «сдержек и противовесов». Внедрение — это столкновение разных взглядов, разных привычек, разных манер поведения, разных приемов работы. А там, где происходит столкновение физических или метафизических субстанций, неизбежны проблемы.</text:span></text:p>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6cm" svg:height="15.686cm" svg:x="1.4cm" svg:y="4.914cm" presentation:class="outline" presentation:user-transformed="true">
          <draw:text-box>
            <text:p text:style-name="P5">Проблема первая. «Излишнее наукообразие»</text:p>
            <text:p text:style-name="P5">Итак, проект начинается, и начинается он с консалтинговой «классики» с обследования и описания бизнес-процессов, подлежащих автоматизации. Именно здесь, на старте проекта, внедренцы зачастую допускают ошибку, которая закладывает мину замедленного действия под весь процесс внедрения. Речь идет о широко распространившейся практике формализованного описания бизнес-процессов с использованием нотаций типа IDEFx, ARIS или UML. Нельзя отрицать принципиальную полезности инструментов такого рода в крупных проектах, предусматривающих разработку или настройку сложных программных систем. Однако применение формальных нотаций в проектах по автоматизации ОРД — когда речь идет, как правило, о подстройке типового программного продукта под особенности процессов документооборота конкретного заказчика — можно охарактеризовать давно знакомым и родным «из пушки по воробьям». Представьте себе следующую картину. Начальник канцелярии, ветеран с министерским прошлым, способный практически с закрытыми глазами зарегистрировать и разослать документы по назначению, смотрит на «картинки», где прямоугольниками, ромбами и стрелками изображено то, чем он занимается ежедневно в течение многих лет, — и ничего в этих «картинках» не понимает. А ведь ему, как представителю заказчика, необходимо подписаться под техническим заданием или техпроектом, в котором эти схемы и присутствуют. Боясь признаться в своем непонимании современных консалтинговых методологий, начальник канцелярии подписывает ТЗ и акт завершения обследования. Час его сладостной мести (и начало кошмаров для внедренцев) придет позже, когда исполнителям нужно будет уже не рисовать наукообразные схемы, а реализовывать в системе особенности процессов именно этой канцелярии, «перегибать» стандартные алгоритмы под привычки вполне конкретного клерка, потому что:</text:p>
            <text:p text:style-name="P5">· он так привык работать в течение многих лет;</text:p>
            <text:p text:style-name="P5">· работая так, он обеспечивает своего руководителя всеми необходимыми бумагами точно в срок;</text:p>
            <text:p text:style-name="P5">· ему ничего не стоит разок-другой припоздать с бумагами к шефу, сославшись на "эту дурацкую программу".</text:p>
            <text:p text:style-name="P5">И здесь уже не пройдут аргументы исполнителей, что все сделано в соответствии со схемами в ТЗ. А казалось бы, чего проще — описать все процессы нормальным русским языком, ведь документооборот совсем не высшая математика.</text:p>
          </draw:text-box>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p text:style-name="P5"><text:span text:style-name="T4">Проблема вторая. «Сопротивление среды и реинжиниринг наоборот»</text:span></text:p>
            <text:p text:style-name="P5"><text:span text:style-name="T4">Общеизвестно, что одно из первых утверждений, с которым ERP-консультанты приходят к заказчику, гласит: «Система не позволяет автоматизировать неэффективные бизнес-процессы». Поэтому классика ERP-консалтинга подразумевает, что при внедрении системы вслед за описанием процессов «как есть» обязательно следует описание «как будет», то есть выполняется реинжиниринг с целью последующей автоматизации эффективных и оптимизированных процессов. И вслед за описанием «как будет» — реализация «да будет так». Но организационно-распорядительный документооборот в отличие от процессов, охватываемых ERP-системой, не относится к процессам основной цепочки добавления стоимости и является одной из наиболее консервативных сфер деятельности любой организации.</text:span></text:p>
            <text:p text:style-name="P5"><text:span text:style-name="T4">На практике это означает, что внедренцам СЭД зачастую приходится подстраивать систему под реалии традиционных процессов документооборота, то есть заниматься «реинжинирингом наоборот». Очень важно поэтому, чтобы программная платформа СЭД позволяла совершать подобное насилие над собой, будучи приспосабливаемой даже к самым неэффективным бизнес-процессам. А это, в свою очередь, пробуждает к жизни «монстра кастомизации».</text:span></text:p>
          </draw:text-box>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599cm" svg:height="15.179cm" svg:x="1.001cm" svg:y="5cm" presentation:class="outline" presentation:user-transformed="true">
          <draw:text-box>
            <text:p text:style-name="P5">Проблема третья. «Монстр кастомизации»</text:p>
            <text:p text:style-name="P5">Большинство известных автору проектов внедрения СЭД, потерпевших неудачу, «умирали», не вынеся тяжести дополнительной прикладной разработки, которую внедренцы пытались взгромоздить поверх базовых средств системы. В кастомизированном интерфейсе только одно хорошо — он внешне выглядит так, как хочется заказчику. Все остальное в доработке плохо.</text:p>
            <text:p text:style-name="P5">Исходная система становится менее стабильной, поскольку качество кастомизационного программного кода, разрабатываемого зачастую под дамокловым мечом проектных сроков, уступает базовому коду.</text:p>
            <text:p text:style-name="P5">Производительность исходной системы падает, ведь дополнительный код является надстройкой над базовым кодом, что приводит к неизбежным издержкам времени исполнения программы.</text:p>
            <text:p text:style-name="P5">Проект внедрения становится гораздо более дорогим. Если проанализировать бюджет типичного проекта внедрения СЭД, легко заметить, что на кастомизацию уходит от 50 до 80% всего бюджета.</text:p>
            <text:p text:style-name="P5">Кастомизация дает и заказчику, и исполнителю ложную уверенность в том, что сделать с системой можно что угодно. Главное – найти подходящую функцию и сконструировать подходящую визуальную форму. И «притягиваются за уши» программные платформы с возможностями кастомизации к реализации проектов из совершенно неподходящих сфер жизни. То, что микроскопом гвозди забивать в принципе можно, но не нужно, все понимают. А вот то, что с помощью классических систем электронного документооборота не нужно, например, создавать систему обработки заказов или организовывать финансовый документооборот, очевидно далеко не всем. Ведь, в принципе, средства кастомизации СЭД позволяют построить и такие решения.</text:p>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p text:style-name="P5"><text:span text:style-name="T4">Проблема четвертая, заключительная для данной статьи, но далеко не последняя. «Недопроект»</text:span></text:p>
            <text:p text:style-name="P5"><text:span text:style-name="T4">Помните, была такая присказка в советские времена: «Курица – не птица, Болгария – не заграница»? С таким же легким пренебрежением зачастую относятся к проектам внедрения СЭД руководители компаний, в которых подобные проекты выполняются.</text:span></text:p>
            <text:p text:style-name="P5"><text:span text:style-name="T4">Некоторые полагают: «Подумаешь, движение и учет бумажек автоматизировать... Зачем управляющий комитет проекта создавать, бизнес-спонсора назначать, вести все работы по «взрослой» проектной методологии? Руководить проектом поставим начальника канцелярии, в помощь ей выделим системного администратора – все равно целыми днями в серверной просиживает. Глядишь, за месяц управимся».</text:span></text:p>
            <text:p text:style-name="P5"><text:span text:style-name="T4">Никто из руководителей подобных монологов не произносит. Но вот действия и руководящие решения, принимаемые во многих компаниях в части СЭД, являются наглядной иллюстрацией отношения к проектам автоматизации процессов организационно-распорядительного документооборота как к чему-то второстепенному.</text:span></text:p>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6cm" svg:height="15.286cm" svg:x="1.4cm" svg:y="4.914cm" presentation:class="outline" presentation:user-transformed="true">
          <draw:text-box>
            <text:p text:style-name="P5">2. Проблемы стандартизации средств электронного документооборота</text:p>
            <text:p text:style-name="P5">2.1 Предпосылки</text:p>
            <text:p text:style-name="P5">В настоящее время существуют реальные предпосылки переноса проблемы стандартизации протоколов взаимодействия систем автоматизации ДОУ из области теоретического обсуждения в плоскость практической реализации.</text:p>
            <text:p text:style-name="P5">Важность этой проблемы осознают большинство ведущих российских производителей автоматизированных систем ДОУ.</text:p>
            <text:p text:style-name="P5">Автоматизированные системы электронного делопроизводства ведущих российских производителей функционально близки друг другу и поддерживают сходную методологию работы с документами.</text:p>
            <text:p text:style-name="P5">Имеется существенное количество учреждений, предприятий и организаций, использующих системы автоматизации делопроизводства.</text:p>
            <text:p text:style-name="P5">Большинство руководителей служб ДОУ осознают актуальность задачи налаживания обмена информацией между организациями и необходимость сокращения потерь времени при регистрации документов.</text:p>
            <text:p text:style-name="P5">Появилась нормативная база для организации полноценного электронного документооборота (принят Федеральный закон об Электронной цифровой подписи (ЭЦП).</text:p>
            <text:p text:style-name="P5">В связи с этим Гильдии Управляющих Документацией объединила ряд ведущих российских компании-разработчиков систем автоматизации ДОУ - НТЦ ИРМ («Информационные ресурсы мегаполиса»), «ИнтерТраст», «Электронные офисные системы», которые решили нацелить свои усилия на выработку стандарта взаимодействия систем автоматизации ДОУ, и образовать для этой цели постоянную «Рабочую группу по стандартизации протоколов» (Рабочая группа ) при Гильдии Управляющих Документацией.</text:p>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4cm" svg:height="15.686cm" svg:x="1.4cm" svg:y="4.914cm" presentation:class="outline" presentation:user-transformed="true">
          <draw:text-box>
            <text:p text:style-name="P5">2.3 Стандарт</text:p>
            <text:p text:style-name="P5">Здесь приведён отрывок стандарта разработанного Гильдией Управляющих Документацией.</text:p>
            <text:p text:style-name="P5">Стандарт взаимодействия систем автоматизации документационного обеспечения управления 30.09.2003</text:p>
            <text:p text:style-name="P5">Общие положения</text:p>
            <text:p text:style-name="P5">Настоящий стандарт устанавливает формат, состав и содержание электронных сообщений, обеспечивающих взаимодействие систем автоматизации документационного обеспечения управления (ДОУ).</text:p>
            <text:p text:style-name="P5">Электронное сообщение представляет собой XML документ установленной настоящим Стандартом структуры и с заданным настоящим Стандартом составом элементов и их атрибутов. Электронное сообщение передается из системы в систему в виде файла.</text:p>
            <text:p text:style-name="P5">Электронное сообщение в целом, так и составные его части, могут быть независимо подписаны электронными цифровыми подписями и/или зашифрованы. Порядок применения электронной цифровой подписи и шифрования не являются предметом настоящего Стандарта, а рассматриваются как «внешние» по отношению к нему. Их применение регламентируется отдельными документами.</text:p>
            <text:p text:style-name="P5"/>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6cm" svg:height="15.286cm" svg:x="1.4cm" svg:y="4.914cm" presentation:class="outline" presentation:user-transformed="true">
          <draw:text-box>
            <text:list text:style-name="L2">
              <text:list-item>
                <text:p text:style-name="P6"><text:span text:style-name="T5">Область применения</text:span></text:p>
              </text:list-item>
              <text:list-item>
                <text:p text:style-name="P6"><text:span text:style-name="T5">Настоящий Стандарт распространяется на взаимодействие систем автоматизации документационного обеспечения управления. Имеется две системы автоматизации документационного обеспечения управления — система автоматизации ДОУ1 и система автоматизации ДОУ2. Системы автоматизации ДОУ1 и ДОУ2 независимы и удовлетворяют следующим условиям:</text:span></text:p>
              </text:list-item>
              <text:list-item>
                <text:p text:style-name="P6"><text:span text:style-name="T5">· • в системах имеются регистрационно-контрольные формы документов (РКФ), содержащие значения реквизитов документов и, возможно, хранятся сами документы в электронном виде;</text:span></text:p>
              </text:list-item>
              <text:list-item>
                <text:p text:style-name="P6"><text:span text:style-name="T5">· • в системе автоматизации ДОУ1 формируется и передается в систему автоматизации ДОУ2 электронное Сообщение, содержащее набор значений реквизитов документа, возможно, сам документ в электронном виде и</text:span></text:p>
              </text:list-item>
              <text:list-item>
                <text:p text:style-name="P6"><text:span text:style-name="T5">· другая, необходимая информация;</text:span></text:p>
              </text:list-item>
              <text:list-item>
                <text:p text:style-name="P6"><text:span text:style-name="T5">· • в системе автоматизации ДОУ2 документ принимается и обрабатывается по</text:span></text:p>
              </text:list-item>
              <text:list-item>
                <text:p text:style-name="P6"><text:span text:style-name="T5">· технологии, установленной в данной организации;</text:span></text:p>
              </text:list-item>
              <text:list-item>
                <text:p text:style-name="P6"><text:span text:style-name="T5">· • в системе автоматизации ДОУ2, при необходимости, по результату приема</text:span></text:p>
              </text:list-item>
              <text:list-item>
                <text:p text:style-name="P6"><text:span text:style-name="T5">· поступившего Сообщения формируется и передается в систему автоматизации ДОУ1 Уведомление — ответное Сообщение, содержащее информацию о доставке Сообщения, об ошибках приема и интерпретации</text:span></text:p>
              </text:list-item>
              <text:list-item>
                <text:p text:style-name="P6"><text:span text:style-name="T5">Сообщения, о регистрации полученного документа и т.п.;</text:span></text:p>
              </text:list-item>
              <text:list-item>
                <text:p text:style-name="P6"><text:span text:style-name="T6">• </text:span><text:span text:style-name="T5">результат исполнения документа передается из системы автоматизации</text:span></text:p>
              </text:list-item>
              <text:list-item>
                <text:p text:style-name="P6"><text:span text:style-name="T5">ДОУ2 в систему автоматизации ДОУ1 как самостоятельное электронное</text:span></text:p>
              </text:list-item>
              <text:list-item>
                <text:p><text:span text:style-name="T5">Сообщение — Документ-ответ.</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p text:style-name="P5"><text:span text:style-name="T2">Заключение</text:span></text:p>
            <text:p text:style-name="P5"><text:span text:style-name="T2">Каждая организация на рынке электронного документооборота исследует проблемы внедрения средств документооборота, каждая организация видит их по своему и каждая из них ищет свои пути решения. Этим обеспечивается многостороннее исследование и большая палитра возможных решений. О проблеме стандартизации, к сожалению, подобного сказать нельзя. Так как решение этой проблемы возможно лишь совместными усилиями проблема довольно долгое время оставалась в «подвешенном состоянии» и лишь недавно (конференция DocFlow 2002) были сделаны первые робкие шаги. Тем не менее, уже есть результаты, таковым можно назвать стандарт, разработанный Гильдией Управляющих Документацией, конечно до идеала ему ещё далеко, но своим появление он даёт уверенность в том, что проблема будет решена.</text:span></text:p>
          </draw:text-box>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ucida Sans" svg:font-family="'Lucida Sans'" style:font-family-generic="swiss"/>
    <style:font-face style:name="Calibri1" svg:font-family="Calibri"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fill-image draw:name="Bitmap_20_1" draw:display-name="Bitmap 1" xlink:href="Pictures/10000000000004220000031A5C2E04AB7C51FB60.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language="ru" fo:country="RU"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Заголовок_20_3" style:display-name="Заголовок 3" style:family="graphic">
      <style:paragraph-properties fo:line-height="100%" fo:text-align="start"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language-asian="ru" style:country-asian="RU" style:font-weight-asian="bold" style:font-weight-complex="bold"/>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language-asian="ru" style:country-asian="RU" style:font-weight-asian="bold" style:font-weight-complex="bold"/>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style>
    <style:style style:name="Указатель" style:family="graphic">
      <style:paragraph-properties fo:margin-top="0cm" fo:margin-bottom="0.497cm" fo:line-height="108%" fo:text-align="start" style:text-autospace="none"/>
      <style:text-properties style:font-name-asian="Lucida Sans" style:font-family-asian="'Lucida Sans'" style:font-family-generic-asian="swiss"/>
    </style:style>
    <style:style style:name="Название" style:family="graphic">
      <style:paragraph-properties fo:margin-top="0.374cm" fo:margin-bottom="0.374cm" fo:line-height="108%" fo:text-align="start" style:text-autospace="none"/>
      <style:text-properties fo:font-style="italic" style:font-name-asian="Lucida Sans" style:font-family-asian="'Lucida Sans'" style:font-family-generic-asian="swiss" style:font-size-asian="12pt" style:font-style-asian="italic" style:font-style-complex="italic"/>
    </style:style>
    <style:style style:name="Список" style:family="graphic">
      <style:paragraph-properties fo:margin-top="0cm" fo:margin-bottom="0.436cm" fo:line-height="115%" fo:text-align="start" style:text-autospace="none"/>
      <style:text-properties style:font-name-asian="Lucida Sans" style:font-family-asian="'Lucida Sans'" style:font-family-generic-asian="swiss"/>
    </style:style>
    <style:style style:name="Основной_20_текст" style:display-name="Основной текст" style:family="graphic">
      <style:paragraph-properties fo:margin-top="0cm" fo:margin-bottom="0.436cm" fo:line-height="115%" fo:text-align="start" style:text-autospace="none"/>
    </style:style>
    <style:style style:name="Заголовок" style:family="graphic">
      <style:paragraph-properties fo:margin-top="0.746cm" fo:margin-bottom="0.374cm" fo:line-height="108%" fo:text-align="start" style:text-autospace="none"/>
      <style:text-properties style:font-name="Liberation Sans1" fo:font-family="'Liberation Sans', Arial" style:font-family-generic="swiss" style:font-pitch="variable" fo:font-size="14pt" style:font-name-asian="Lucida Sans1" style:font-family-asian="'Lucida Sans'" style:font-pitch-asian="variable" style:font-size-asian="14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номер&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1T12:31:11.553000000</meta:creation-date>
    <meta:editing-duration>PT10M46S</meta:editing-duration>
    <meta:editing-cycles>2</meta:editing-cycles>
    <meta:generator>LibreOffice/6.2.5.2$Windows_x86 LibreOffice_project/1ec314fa52f458adc18c4f025c545a4e8b22c159</meta:generator>
    <dc:title>Blueprint Plans</dc:title>
    <dc:date>2019-12-11T12:41:57.649000000</dc:date>
    <meta:document-statistic meta:object-count="80"/>
  </office:meta>
</office:document-meta>
</file>